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49cm" fo:min-width="1.83cm"/>
    </style:style>
    <style:style style:name="gr2" style:family="graphic" style:parent-style-name="standard">
      <style:graphic-properties draw:textarea-horizontal-align="justify" draw:textarea-vertical-align="middle" draw:auto-grow-height="false" fo:min-height="1.323cm" fo:min-width="2.2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85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textarea-horizontal-align="justify" draw:textarea-vertical-align="middle" draw:auto-grow-height="false" fo:min-height="2.282cm" fo:min-width="2.032cm"/>
    </style:style>
    <style:style style:name="gr8" style:family="graphic" style:parent-style-name="standard">
      <style:graphic-properties draw:textarea-horizontal-align="justify" draw:textarea-vertical-align="middle" draw:auto-grow-height="false" fo:min-height="2.484cm" fo:min-width="2.23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96pt" style:font-size-asian="96pt" style:font-size-complex="96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302cm" svg:height="1.415cm" svg:x="8.212cm" svg:y="2.662cm">
          <text:p text:style-name="P1"><text:span text:style-name="T1">Josh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5" draw:id="id5" draw:layer="layout" svg:width="4.064cm" svg:height="1.572cm" svg:x="7.858cm" svg:y="13.155cm">
          <text:p text:style-name="P1"><text:span text:style-name="T1">Hard disk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3" draw:text-style-name="P3" draw:layer="layout" draw:type="line" svg:x1="11.514cm" svg:y1="3.37cm" svg:x2="15.028cm" svg:y2="3.371cm" draw:start-shape="id1" draw:start-glue-point="10" draw:end-shape="id2" draw:end-glue-point="5" svg:d="M11514 3370l3514 1" svg:viewBox="0 0 3515 2">
          <text:p text:style-name="P3"/>
        </draw:connector>
        <draw:connector draw:style-name="gr4" draw:layer="layout" draw:type="line" svg:x1="9.863cm" svg:y1="4.077cm" svg:x2="9.86cm" svg:y2="7.386cm" draw:start-shape="id1" draw:start-glue-point="8" draw:end-shape="id3" draw:end-glue-point="4" svg:d="M9863 4077l-3 3309" svg:viewBox="0 0 4 3310">
          <text:p/>
        </draw:connector>
        <draw:connector draw:style-name="gr4" draw:layer="layout" draw:type="line" svg:x1="8.212cm" svg:y1="3.37cm" svg:x2="4.937cm" svg:y2="3.374cm" draw:start-shape="id1" draw:start-glue-point="6" draw:end-shape="id4" draw:end-glue-point="7" svg:d="M8212 3370l-3275 4" svg:viewBox="0 0 3276 5">
          <text:p/>
        </draw:connector>
        <draw:frame draw:style-name="gr5" draw:text-style-name="P2" draw:layer="layout" svg:width="2.54cm" svg:height="0.835cm" svg:x="11.755cm" svg:y="2.562cm">
          <draw:text-box>
            <text:p text:style-name="P2"><text:span text:style-name="T1">Name</text:span></text:p>
          </draw:text-box>
        </draw:frame>
        <draw:frame draw:style-name="gr6" draw:text-style-name="P2" draw:layer="layout" svg:width="2.54cm" svg:height="0.889cm" svg:x="5.572cm" svg:y="2.508cm">
          <draw:text-box>
            <text:p text:style-name="P2"><text:span text:style-name="T1">Cost</text:span></text:p>
          </draw:text-box>
        </draw:frame>
        <draw:frame draw:style-name="gr6" draw:text-style-name="P2" draw:layer="layout" svg:width="2.159cm" svg:height="0.889cm" svg:x="9.715cm" svg:y="4.74cm">
          <draw:text-box>
            <text:p text:style-name="P2"><text:span text:style-name="T1">Quantity</text:span></text:p>
          </draw:text-box>
        </draw:frame>
        <draw:connector draw:style-name="gr4" draw:layer="layout" svg:x1="16.395cm" svg:y1="4.738cm" svg:x2="11.245cm" svg:y2="13.941cm" draw:start-shape="id2" draw:start-glue-point="6" draw:end-shape="id5" draw:end-glue-point="7" svg:d="M16395 4738v9203h-5150" svg:viewBox="0 0 5151 9204">
          <text:p/>
        </draw:connector>
        <draw:custom-shape draw:style-name="gr7" draw:text-style-name="P2" xml:id="id6" draw:id="id6" draw:layer="layout" svg:width="2.734cm" svg:height="2.734cm" svg:x="2.202cm" svg:y="7.381cm">
          <text:p text:style-name="P1"><text:span text:style-name="T1">Calculate</text:span></text:p>
          <text:p text:style-name="P1"><text:span text:style-name="T1">Total Co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2" xml:id="id2" draw:id="id2" draw:layer="layout" svg:width="2.734cm" svg:height="2.734cm" svg:x="15.028cm" svg:y="2.004cm">
          <text:p text:style-name="P1"><text:span text:style-name="T1">Add to </text:span></text:p>
          <text:p text:style-name="P1"><text:span text:style-name="T1">Spreadshe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3" draw:id="id3" draw:layer="layout" svg:width="2.734cm" svg:height="2.734cm" svg:x="8.493cm" svg:y="7.386cm">
          <text:p text:style-name="P1"><text:span text:style-name="T1">Add to </text:span></text:p>
          <text:p text:style-name="P1"><text:span text:style-name="T1">Spreadshe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4" draw:id="id4" draw:layer="layout" svg:width="2.734cm" svg:height="2.734cm" svg:x="2.203cm" svg:y="2.007cm">
          <text:p text:style-name="P1"><text:span text:style-name="T1">Add to </text:span></text:p>
          <text:p text:style-name="P1"><text:span text:style-name="T1">Spreadshe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layer="layout" draw:type="line" svg:x1="3.57cm" svg:y1="4.741cm" svg:x2="3.569cm" svg:y2="7.381cm" draw:start-shape="id4" draw:start-glue-point="6" draw:end-shape="id6" draw:end-glue-point="4" svg:d="M3570 4741l-1 2640" svg:viewBox="0 0 2 2641">
          <text:p/>
        </draw:connector>
        <draw:connector draw:style-name="gr4" draw:layer="layout" draw:type="line" svg:x1="8.493cm" svg:y1="8.753cm" svg:x2="4.936cm" svg:y2="8.748cm" draw:start-shape="id3" draw:start-glue-point="5" draw:end-shape="id6" draw:end-glue-point="7" svg:d="M8493 8753l-3557-5" svg:viewBox="0 0 3558 6">
          <text:p/>
        </draw:connector>
        <draw:connector draw:style-name="gr4" draw:layer="layout" svg:x1="3.569cm" svg:y1="10.115cm" svg:x2="7.858cm" svg:y2="13.941cm" draw:start-shape="id6" draw:start-glue-point="6" draw:end-shape="id5" draw:end-glue-point="5" svg:d="M3569 10115v3826h4289" svg:viewBox="0 0 4290 3827">
          <text:p/>
        </draw:connector>
        <draw:frame draw:style-name="gr5" draw:text-style-name="P2" draw:layer="layout" svg:width="2.54cm" svg:height="0.835cm" svg:x="16.24cm" svg:y="8.177cm">
          <draw:text-box>
            <text:p text:style-name="P2"><text:span text:style-name="T1">Name</text:span></text:p>
          </draw:text-box>
        </draw:frame>
        <draw:frame draw:style-name="gr6" draw:text-style-name="P2" draw:layer="layout" svg:width="2.159cm" svg:height="0.889cm" svg:x="5.953cm" svg:y="7.869cm">
          <draw:text-box>
            <text:p text:style-name="P2"><text:span text:style-name="T1">Quantity</text:span></text:p>
          </draw:text-box>
        </draw:frame>
        <draw:frame draw:style-name="gr6" draw:text-style-name="P2" draw:layer="layout" svg:width="2.54cm" svg:height="0.889cm" svg:x="3.032cm" svg:y="5.837cm">
          <draw:text-box>
            <text:p text:style-name="P2"><text:span text:style-name="T1">Cost</text:span></text:p>
          </draw:text-box>
        </draw:frame>
        <draw:frame draw:style-name="gr6" draw:text-style-name="P2" draw:layer="layout" svg:width="2.159cm" svg:height="1.191cm" svg:x="3.794cm" svg:y="11.552cm">
          <draw:text-box>
            <text:p text:style-name="P2"><text:span text:style-name="T1">Total</text:span></text:p>
            <text:p text:style-name="P2"><text:span text:style-name="T1">Co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="Arrow" draw:marker-end-width="0.2cm" draw:marker-end-center="false" draw:stroke-linejoin="none" svg:stroke-linecap="butt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_20_1" draw:fill-image-width="0cm" draw:fill-image-height="0cm" draw:fit-to-size="shrink-to-fit" draw:fit-to-contour="false" fo:padding-top="0cm" fo:padding-bottom="0cm" fo:padding-left="0cm" fo:padding-right="0cm"/>
      <style:paragraph-properties fo:text-align="center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9T11:57:07.052195000</meta:creation-date>
    <dc:date>2014-09-24T18:39:03.439045000</dc:date>
    <meta:editing-duration>PT23M24S</meta:editing-duration>
    <meta:editing-cycles>4</meta:editing-cycles>
    <meta:generator>LibreOffice/4.3.1.2$MacOSX_X86_64 LibreOffice_project/958349dc3b25111dbca392fbc281a05559ef6848</meta:generator>
    <meta:document-statistic meta:object-count="20"/>
  </office:meta>
</office:document-meta>
</file>